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2cm" svg:x="1.524cm" svg:y="0.762cm">
          <draw:text-box>
            <text:p text:style-name="P1"><text:span text:style-name="T1">First Reading</text:span></text:p>
            <text:p text:style-name="P1"><text:span text:style-name="T2">Acts 5:29–4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638cm" svg:height="6.263cm" svg:x="1.524cm" svg:y="0.762cm">
          <draw:text-box>
            <text:p text:style-name="P4"><text:span text:style-name="T3">29</text:span><text:span text:style-name="T4">But Peter and the apostles answered, “We must obey God rather than men. </text:span><text:span text:style-name="T3">30</text:span><text:span text:style-name="T4">The God of our fathers raised Jesus, whom you killed by hanging him on a t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638cm" svg:height="4.76cm" svg:x="1.524cm" svg:y="0.762cm">
          <draw:text-box>
            <text:p text:style-name="P4"><text:span text:style-name="T3">31</text:span><text:span text:style-name="T4">God exalted him at his right hand as Leader and Savior, to give repentance to Israel and forgiveness of si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24.638cm" svg:height="6.263cm" svg:x="1.524cm" svg:y="0.762cm">
          <draw:text-box>
            <text:p text:style-name="P4"><text:span text:style-name="T3">32</text:span><text:span text:style-name="T4">And we are witnesses to these things, and so is the Holy Spirit, whom God has given to those who obey him.” </text:span><text:span text:style-name="T3">33</text:span><text:span text:style-name="T4">When they heard this, they were enraged and wanted to kill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4.638cm" svg:height="6.263cm" svg:x="1.524cm" svg:y="0.762cm">
          <draw:text-box>
            <text:p text:style-name="P4"><text:span text:style-name="T3">34</text:span><text:span text:style-name="T4">But a Pharisee in the council named Gamaliel, a teacher of the law held in honor by all the people, stood up and gave orders to put the men outside for a little while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2" draw:layer="layout" svg:width="24.638cm" svg:height="7.766cm" svg:x="1.524cm" svg:y="0.762cm">
          <draw:text-box>
            <text:p text:style-name="P4"><text:span text:style-name="T3">35</text:span><text:span text:style-name="T4">And he said to them, “Men of Israel, take care what you are about to do with these men. </text:span><text:span text:style-name="T3">36</text:span><text:span text:style-name="T4">For before these days Theudas rose up, claiming to be somebody, and a number of men, about four hundred, joined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2" draw:layer="layout" svg:width="24.638cm" svg:height="7.766cm" svg:x="1.524cm" svg:y="0.762cm">
          <draw:text-box>
            <text:p text:style-name="P4"><text:span text:style-name="T4">He was killed, and all who followed him were dispersed and came to nothing. </text:span><text:span text:style-name="T3">37</text:span><text:span text:style-name="T4">After him Judas the Galilean rose up in the days of the census and drew away some of the people after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5" draw:layer="layout" svg:width="24.892cm" svg:height="7.766cm" svg:x="1.524cm" svg:y="0.762cm">
          <draw:text-box>
            <text:p text:style-name="P4"><text:span text:style-name="T4">He too perished, and all who followed him were scattered. </text:span><text:span text:style-name="T3">38</text:span><text:span text:style-name="T4">So in the present case I tell you, keep away from these men and let them alone, for if this plan or this undertaking is of man, it will fail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5" draw:layer="layout" svg:width="24.892cm" svg:height="4.76cm" svg:x="1.524cm" svg:y="0.762cm">
          <draw:text-box>
            <text:p text:style-name="P4"><text:span text:style-name="T3">39</text:span><text:span text:style-name="T4">but if it is of God, you will not be able to overthrow them. You might even be found opposing God!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6" draw:text-style-name="P5" draw:layer="layout" svg:width="24.892cm" svg:height="6.604cm" svg:x="1.524cm" svg:y="0.762cm">
          <draw:text-box>
            <text:p text:style-name="P4"><text:span text:style-name="T4">So they took his advice, </text:span><text:span text:style-name="T3">40</text:span><text:span text:style-name="T4">and when they had called in the apostles, they beat them and charged them not to speak in the name of Jesus, and let them go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" draw:text-style-name="P7" draw:layer="layout" svg:width="25.4cm" svg:height="7.874cm" svg:x="1.27cm" svg:y="0.762cm">
          <draw:text-box>
            <text:p text:style-name="P4"><text:span text:style-name="T3">41</text:span><text:span text:style-name="T4">Then they left the presence of the council, rejoicing that they were counted worthy to suffer dishonor for the name. </text:span><text:span text:style-name="T3">42</text:span><text:span text:style-name="T4">And every day, in the temple and from house to house, they did not cease teaching and preaching Jesus as the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13:33:52.642000000</meta:creation-date>
    <dc:date>2017-04-21T10:43:36.596000000</dc:date>
    <meta:editing-duration>PT10M41S</meta:editing-duration>
    <meta:editing-cycles>4</meta:editing-cycles>
    <meta:generator>LibreOffice/5.2.6.2$Windows_X86_64 LibreOffice_project/a3100ed2409ebf1c212f5048fbe377c281438fdc</meta:generator>
    <meta:document-statistic meta:object-count="54"/>
  </office:meta>
</office:document-meta>
</file>